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4.8126in"/>
        </style:tab-stops>
      </style:paragraph-properties>
    </style:style>
    <style:style style:name="P2" style:family="paragraph" style:parent-style-name="Standard">
      <style:text-properties officeooo:paragraph-rsid="000a0182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tandard" style:master-page-name="Standard">
      <style:paragraph-properties style:page-number="auto"/>
      <style:text-properties officeooo:paragraph-rsid="000a0182"/>
    </style:style>
    <style:style style:name="P5" style:family="paragraph" style:parent-style-name="List_20_Paragraph" style:list-style-name="WWNum1"/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fo:language="en" fo:country="US"/>
    </style:style>
    <style:style style:name="T3" style:family="text">
      <style:text-properties fo:color="#000000" style:font-name="Calibri" fo:font-weight="bold" style:font-name-asian="Times New Roman" style:language-asian="ru" style:country-asian="RU" style:font-weight-asian="bold" style:font-name-complex="Times New Roman" style:font-weight-complex="bold"/>
    </style:style>
    <style:style style:name="T4" style:family="text">
      <style:text-properties fo:color="#000000" style:font-name="Calibri" style:font-name-asian="Times New Roman" style:language-asian="ru" style:country-asian="RU" style:font-name-complex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Тестовое задание</text:p>
      <text:p text:style-name="P2">Верстка письма. Кандидату необходимо учесть, что верстка должна поддерживаться во всех современных почтовых клиентах.</text:p>
      <text:p text:style-name="Standard">Текст для макета: </text:p>
      <text:p text:style-name="Standard">Книга месяца: «Три товарища»</text:p>
      <text:p text:style-name="Standard"/>
      <text:p text:style-name="Standard">Ремарк Э.</text:p>
      <text:p text:style-name="Standard">Три товарища</text:p>
      <text:p text:style-name="Standard">Цена: 325 руб.</text:p>
      <text:p text:style-name="Standard"/>
      <text:p text:style-name="Standard">Три товарища</text:p>
      <text:p text:style-name="Standard">Эрих Мария Ремарк</text:p>
      <text:p text:style-name="Standard">Романы Эриха Марии Ремарка по-прежнему покоряют сердца. В этом месяце роман</text:p>
      <text:p text:style-name="Standard">«Три товарища» стал книгой июля в книжном магазине «Читай-город».</text:p>
      <text:p text:style-name="Standard">Неудивительно, почему творчество Ремарка так нравится читателям. Однако среди всех произведений Эриха Марии ярче всех выделяется роман «Три товарища», по праву занявший свое место среди шедевров мировой литературы.</text:p>
      <text:p text:style-name="Standard">Это не просто история «потерянного поколения», чья юность пришлась на Первую мировую войну, о котором так много писал Ремарк. Этот роман – история многолетней дружбы трех друзей, которая выдерживает испытания временем и обстоятельствами,</text:p>
      <text:p text:style-name="Standard">и любви, которая не знает страха и смерти.</text:p>
      <text:p text:style-name="Standard"><text:bookmark text:name="_GoBack"/>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Перевозчикова Екатерина Андреевна</meta:initial-creator>
    <meta:editing-cycles>5</meta:editing-cycles>
    <meta:creation-date>2018-05-31T13:51:00</meta:creation-date>
    <dc:date>2018-07-01T17:46:09.848740131</dc:date>
    <meta:editing-duration>PT3M27S</meta:editing-duration>
    <meta:generator>LibreOffice/5.1.6.2$Linux_X86_64 LibreOffice_project/10m0$Build-2</meta:generator>
    <meta:document-statistic meta:table-count="0" meta:image-count="0" meta:object-count="0" meta:page-count="1" meta:paragraph-count="14" meta:word-count="123" meta:character-count="876" meta:non-whitespace-character-count="76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